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7.459in"/>
    </style:style>
    <style:style style:name="P1" style:family="paragraph" style:parent-style-name="Table_20_Contents">
      <style:text-properties style:font-name="Liberation Serif" fo:font-size="11pt" style:font-size-asian="11pt" style:font-size-complex="11pt"/>
    </style:style>
    <style:style style:name="P2" style:family="paragraph" style:parent-style-name="Table_20_Contents">
      <style:text-properties style:font-name="Liberation Serif" fo:font-size="10.5pt" style:font-size-asian="10.5pt" style:font-size-complex="10.5pt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.5pt" style:font-size-asian="10.5pt" style:font-size-complex="10.5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1pt" style:font-size-asian="11pt" style:font-size-complex="11pt"/>
    </style:style>
    <style:style style:name="P5" style:family="paragraph" style:parent-style-name="Standard">
      <style:text-properties style:font-name="Cantarell" fo:font-size="11pt" style:font-size-asian="11pt" style:font-size-complex="11pt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Table_20_Contents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8" style:family="paragraph" style:parent-style-name="Table_20_Contents" style:list-style-name="L1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9" style:family="paragraph" style:parent-style-name="Table_20_Contents" style:list-style-name="L1">
      <style:text-properties fo:font-variant="normal" fo:text-transform="none" fo:color="#222222" style:font-name="Century Schoolbook L" fo:font-size="10.5pt" fo:letter-spacing="normal" fo:font-style="normal" fo:font-weight="normal" style:font-size-asian="10.5pt" style:font-size-complex="10.5pt"/>
    </style:style>
    <style:style style:name="P10" style:family="paragraph" style:parent-style-name="Table_20_Contents" style:list-style-name="L1">
      <style:text-properties fo:font-variant="normal" fo:text-transform="none" fo:color="#000000" style:font-name="Liberation Serif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11" style:family="paragraph" style:parent-style-name="Table_20_Contents">
      <style:text-properties style:font-name="Liberation Serif" fo:font-size="10.5pt" style:font-size-asian="10.5pt" style:font-size-complex="10.5pt"/>
    </style:style>
    <style:style style:name="P12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.5pt" style:font-size-asian="10.5pt" style:font-size-complex="10.5pt"/>
    </style:style>
    <style:style style:name="P13" style:family="paragraph" style:parent-style-name="Standard">
      <style:text-properties fo:font-size="10.5pt" style:font-size-asian="9.14999961853027pt" style:font-size-complex="10.5pt"/>
    </style:style>
    <style:style style:name="P14" style:family="paragraph" style:parent-style-name="Standard">
      <style:text-properties fo:font-size="11pt" style:font-size-asian="11pt" style:font-size-complex="11pt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1">GMRT</text:span><text:tab/><text:tab/><text:tab/><text:tab/><text:tab/><text:span text:style-name="T2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1">25<text:span text:style-name="T3">th</text:span> JUNE 2013 Time : 3.00 PM to 4.00 PM; GMRT canteen annex and NGK (NCRA conference room through video conferencing )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1">NGK, NAYAK JI, SNK,SSS, CPK, NMS &amp; RRU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3">Highlights</text:p>
            <text:p text:style-name="P3">and items</text:p>
            <text:p text:style-name="P3">discussed </text:p>
          </table:table-cell>
          <table:table-cell table:style-name="Table1.B2" office:value-type="string">
            <text:p text:style-name="P2"><text:s text:c="13"/>Discussed following items :</text:p>
            <text:p text:style-name="P7"/>
            <text:list xml:id="list11780958221" text:style-name="L1">
              <text:list-item>
                <text:p text:style-name="P8">RRU updated that he has worked on base-band interfacing and <text:s/>implemented a stand alone Message queue server which interact with bblo client.</text:p>
                <text:p text:style-name="P8">RRU implemented a prototype Online_v2 program which uses Readline library for user input. Online_v2 prototype model is based on multi threading concept. </text:p>
                <text:p text:style-name="P8">Through prototype Online_v2 user can give command to DAS/ANTENNA/USER.</text:p>
                <text:p text:style-name="P8">RRU updated that through this Online_v2 program we can communicate to multiple antenna by giving command like </text:p>
                <text:p text:style-name="P8">&gt;&gt; C00 sentinel set </text:p>
                <text:p text:style-name="P8">&gt;&gt; C01 front_end mon </text:p>
                <text:p text:style-name="P8">RRU updated that his has fixed the socket_timeout bug by trimming the antenna command structure.</text:p>
                <text:p text:style-name="P8">RRU has updated the shared memory server/client program which can now display the antenna name for which command/response has been sent/received. </text:p>
                <text:p text:style-name="P8">RRU has tested the Online_v2 prototype with C00 and C01 dispatcher.</text:p>
              </text:list-item>
            </text:list>
            <text:p text:style-name="P7"/>
            <text:list xml:id="list1340513982" text:continue-numbering="true" text:style-name="L1">
              <text:list-item>
                <text:p text:style-name="P10">NMS updated that he is working on configuring MCM card through SD card.</text:p>
                <text:p text:style-name="P10">He also worked on optimization of MCM debug software.</text:p>
                <text:p text:style-name="P9"><text:s text:c="2"/></text:p>
              </text:list-item>
              <text:list-item>
                <text:p text:style-name="P8">CPK updated that 40 MCM cards are tested and can be used.</text:p>
                <text:p text:style-name="P8">- CPK updated that Miltec PC has been sent to RFI lab for RFI measurement.</text:p>
                <text:p text:style-name="P8">- CPK briefed about the operation group and FE group meeting held on 6<text:span text:style-name="T3">th</text:span> June 2013.</text:p>
                <text:p text:style-name="P8">- CPK updated that YG has suggested buying four L2 N/W switches from </text:p>
                <text:p text:style-name="P8"><text:s text:c="3"/>different <text:s/>manufacturers which can been given to RFI group for RFI testing.</text:p>
                <text:p text:style-name="P8"><text:s text:c="3"/>We have got switches from D-link and HP. We are now going for Dell and </text:p>
                <text:p text:style-name="P8"><text:s text:c="3"/>Cisco switches. </text:p>
                <text:p text:style-name="P8"/>
              </text:list-item>
              <text:list-item>
                <text:p text:style-name="P8">SNK updated that he is able to plot data from database on web page using java-script library developed by Google charts.</text:p>
                <text:p text:style-name="P8"/>
              </text:list-item>
              <text:list-item>
                <text:p text:style-name="P8">SSS updated that he is working on object oriented concept of python. </text:p>
                <text:p text:style-name="P8">- Sub array splitter program is ready (GUI ) which can be interfaced with Online_v2.</text:p>
                <text:p text:style-name="P8">- He is also working on CasaPy module for giving user command and GUI calling.</text:p>
                <text:p text:style-name="P8"/>
              </text:list-item>
              <text:list-item>
                <text:p text:style-name="P8">NGK suggested t o take two commands which can be optimized at operational level.</text:p>
                <text:p text:style-name="P8">- NGK also suggested two kind of framework for operator interface.</text:p>
                <text:p text:style-name="P8"/>
              </text:list-item>
              <text:list-item>
                <text:p text:style-name="P8">Nayak ji updated that in the 1<text:span text:style-name="T3">st</text:span> week of July YG has asked for a operations group meeting.</text:p>
                <text:p text:style-name="P8"/>
              </text:list-item>
              <text:list-item>
                <text:p text:style-name="P8">Next meeting will be on 2 July 2013 at 11.30 AM in GMRT.</text:p>
              </text:list-item>
            </text:list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06-25T17:35:04</dc:date>
    <dc:creator>teleset </dc:creator>
    <meta:editing-duration>PT15H59M21S</meta:editing-duration>
    <meta:editing-cycles>206</meta:editing-cycles>
    <meta:generator>LibreOffice/3.4$Linux LibreOffice_project/340m1$Build-602</meta:generator>
    <meta:document-statistic meta:table-count="1" meta:image-count="0" meta:object-count="0" meta:page-count="1" meta:paragraph-count="42" meta:word-count="439" meta:character-count="2443" meta:non-whitespace-character-count="2028"/>
  </office:meta>
</office:document-meta>
</file>